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color="#ff0000"/>
    </style:style>
    <style:style style:name="P3" style:family="paragraph">
      <style:text-properties style:use-window-font-color="true"/>
    </style:style>
    <style:style style:name="P4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SE 201 Fin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vin Dyer</text:p>
            <text:p>Conway Wong</text:p>
            <text:p>Winter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line T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Appendix A for query definitions</text:p>
              </text:list-item>
              <text:list-item>
                <text:p>Query 1 - &lt;insert time&gt;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 Precomputation with Indexes Ti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e Appendix B for index definitions</text:p>
              </text:list-item>
              <text:list-item>
                <text:p>Query 1 - &lt;insert time&gt;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ation Lattice</text:p>
          </draw:text-box>
        </draw:frame>
        <draw:frame draw:style-name="gr2" draw:text-style-name="P2" draw:layer="layout" svg:width="5.842cm" svg:height="0.962cm" svg:x="10.922cm" svg:y="17.072cm">
          <draw:text-box>
            <text:p><text:span text:style-name="T1">Product, Customer</text:span></text:p>
          </draw:text-box>
        </draw:frame>
        <draw:frame draw:style-name="gr3" draw:layer="layout" svg:width="6.096cm" svg:height="0.962cm" svg:x="20.32cm" svg:y="13.262cm">
          <draw:text-box>
            <text:p>Product, State</text:p>
          </draw:text-box>
        </draw:frame>
        <draw:frame draw:style-name="gr2" draw:text-style-name="P3" draw:layer="layout" svg:width="6.858cm" svg:height="0.962cm" svg:x="3.048cm" svg:y="13.262cm">
          <draw:text-box>
            <text:p text:style-name="P3"><text:span text:style-name="T2">Category, Customer</text:span></text:p>
          </draw:text-box>
        </draw:frame>
        <draw:frame draw:style-name="gr2" draw:layer="layout" svg:width="2.032cm" svg:height="0.962cm" svg:x="13.462cm" svg:y="4.826cm">
          <draw:text-box>
            <text:p>All</text:p>
          </draw:text-box>
        </draw:frame>
        <draw:frame draw:style-name="gr3" draw:text-style-name="P2" draw:layer="layout" svg:width="2.032cm" svg:height="0.962cm" svg:x="22.606cm" svg:y="9.452cm">
          <draw:text-box>
            <text:p><text:span text:style-name="T1">State</text:span></text:p>
          </draw:text-box>
        </draw:frame>
        <draw:frame draw:style-name="gr2" draw:text-style-name="P2" draw:layer="layout" svg:width="3.556cm" svg:height="0.962cm" svg:x="4.826cm" svg:y="9.344cm">
          <draw:text-box>
            <text:p><text:span text:style-name="T1">Category</text:span></text:p>
          </draw:text-box>
        </draw:frame>
        <draw:frame draw:style-name="gr2" draw:text-style-name="P2" draw:layer="layout" svg:width="3.556cm" svg:height="0.962cm" svg:x="16.002cm" svg:y="9.398cm">
          <draw:text-box>
            <text:p><text:span text:style-name="T1">Customer</text:span></text:p>
          </draw:text-box>
        </draw:frame>
        <draw:frame draw:style-name="gr2" draw:layer="layout" svg:width="3.556cm" svg:height="0.962cm" svg:x="10.668cm" svg:y="9.452cm">
          <draw:text-box>
            <text:p>Product</text:p>
          </draw:text-box>
        </draw:frame>
        <draw:frame draw:style-name="gr2" draw:text-style-name="P2" draw:layer="layout" svg:width="6.858cm" svg:height="0.962cm" svg:x="11.938cm" svg:y="13.462cm">
          <draw:text-box>
            <text:p><text:span text:style-name="T1">State, Category</text:span></text:p>
          </draw:text-box>
        </draw:frame>
        <draw:line draw:style-name="gr4" draw:text-style-name="P4" draw:layer="layout" svg:x1="10.922cm" svg:y1="17.072cm" svg:x2="7.874cm" svg:y2="14.478cm">
          <text:p/>
        </draw:line>
        <draw:line draw:style-name="gr4" draw:text-style-name="P4" draw:layer="layout" svg:x1="6.096cm" svg:y1="13.208cm" svg:x2="6.096cm" svg:y2="10.414cm">
          <text:p/>
        </draw:line>
        <draw:line draw:style-name="gr4" draw:text-style-name="P4" draw:layer="layout" svg:x1="8.636cm" svg:y1="12.954cm" svg:x2="16.764cm" svg:y2="10.36cm">
          <text:p/>
        </draw:line>
        <draw:line draw:style-name="gr4" draw:text-style-name="P4" draw:layer="layout" svg:x1="9.144cm" svg:y1="13.716cm" svg:x2="11.684cm" svg:y2="13.716cm">
          <text:p/>
        </draw:line>
        <draw:line draw:style-name="gr5" draw:text-style-name="P4" draw:layer="layout" svg:x1="20.32cm" svg:y1="13.97cm" svg:x2="17.272cm" svg:y2="13.97cm">
          <text:p/>
        </draw:line>
        <draw:line draw:style-name="gr5" draw:text-style-name="P4" draw:layer="layout" svg:x1="21.082cm" svg:y1="13.208cm" svg:x2="12.7cm" svg:y2="10.414cm">
          <text:p/>
        </draw:line>
        <draw:line draw:style-name="gr5" draw:text-style-name="P4" draw:layer="layout" svg:x1="23.622cm" svg:y1="12.954cm" svg:x2="23.622cm" svg:y2="10.668cm">
          <text:p/>
        </draw:line>
        <draw:line draw:style-name="gr5" draw:text-style-name="P4" draw:layer="layout" svg:x1="16.764cm" svg:y1="17.272cm" svg:x2="21.082cm" svg:y2="14.478cm">
          <text:p/>
        </draw:line>
        <draw:line draw:style-name="gr5" draw:text-style-name="P4" draw:layer="layout" svg:x1="12.446cm" svg:y1="12.954cm" svg:x2="7.874cm" svg:y2="10.668cm">
          <text:p/>
        </draw:line>
        <draw:line draw:style-name="gr5" draw:text-style-name="P4" draw:layer="layout" svg:x1="15.748cm" svg:y1="13.208cm" svg:x2="22.606cm" svg:y2="10.668cm">
          <text:p/>
        </draw:line>
        <draw:line draw:style-name="gr5" draw:text-style-name="P4" draw:layer="layout" svg:x1="7.366cm" svg:y1="8.89cm" svg:x2="13.208cm" svg:y2="5.588cm">
          <text:p/>
        </draw:line>
        <draw:line draw:style-name="gr5" draw:text-style-name="P4" draw:layer="layout" svg:x1="12.192cm" svg:y1="9.398cm" svg:x2="13.716cm" svg:y2="5.788cm">
          <text:p/>
        </draw:line>
        <draw:line draw:style-name="gr5" draw:text-style-name="P4" draw:layer="layout" svg:x1="16.764cm" svg:y1="9.144cm" svg:x2="14.478cm" svg:y2="5.842cm">
          <text:p/>
        </draw:line>
        <draw:line draw:style-name="gr5" draw:text-style-name="P4" draw:layer="layout" svg:x1="23.114cm" svg:y1="9.398cm" svg:x2="14.986cm" svg:y2="5.588cm">
          <text:p/>
        </draw:line>
        <draw:line draw:style-name="gr5" draw:text-style-name="P4" draw:layer="layout" svg:x1="10.668cm" svg:y1="9.906cm" svg:x2="7.874cm" svg:y2="9.906cm">
          <text:p/>
        </draw:line>
        <draw:line draw:style-name="gr4" draw:text-style-name="P4" draw:layer="layout" svg:x1="19.304cm" svg:y1="9.906cm" svg:x2="22.352cm" svg:y2="9.906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ed Table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e Appendix C for table creation definitions</text:p>
              </text:list-item>
              <text:list-item>
                <text:p>pstate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computed Queries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e Appendix D for query definitions</text:p>
              </text:list-item>
              <text:list-item>
                <text:p>Query 1 original vs. precompute → time</text:p>
              </text:list-item>
              <text:list-item>
                <text:p>Query 2 - &lt;insert time&gt;</text:p>
              </text:list-item>
              <text:list-item>
                <text:p>Query 3- &lt;insert time&gt;</text:p>
              </text:list-item>
              <text:list-item>
                <text:p>Query 4- &lt;insert time&gt;</text:p>
              </text:list-item>
              <text:list-item>
                <text:p>Query 5- &lt;insert time&gt;</text:p>
              </text:list-item>
              <text:list-item>
                <text:p>Query 6- &lt;insert time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B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 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33:35.982775258</meta:creation-date>
    <dc:date>2015-03-14T09:53:46.630565311</dc:date>
    <meta:editing-duration>PT2H56M28S</meta:editing-duration>
    <meta:editing-cycles>12</meta:editing-cycles>
    <meta:generator>LibreOffice/4.2.7.2$Linux_X86_64 LibreOffice_project/420m0$Build-2</meta:generator>
    <meta:document-statistic meta:object-count="85"/>
  </office:meta>
</office:document-meta>
</file>